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MMono10" svg:font-family="LMMono10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MMono10"/>
    </style:style>
    <style:style style:name="P2" style:family="paragraph" style:parent-style-name="Standard">
      <style:text-properties style:font-name="Bitstream Charter"/>
    </style:style>
    <style:style style:name="P3" style:family="paragraph" style:parent-style-name="Standard">
      <style:text-properties style:font-name="Bitstream Charter" fo:background-color="transparent"/>
    </style:style>
    <style:style style:name="P4" style:family="paragraph" style:parent-style-name="Standard">
      <style:text-properties fo:color="#000000" style:font-name="Bitstream Charter" fo:font-weight="normal" style:font-weight-asian="normal" style:font-weight-complex="normal"/>
    </style:style>
    <style:style style:name="P5" style:family="paragraph" style:parent-style-name="Standard">
      <style:text-properties fo:color="#000000" style:font-name="LMMono10" fo:font-weight="normal" style:font-weight-asian="normal" style:font-weight-complex="normal"/>
    </style:style>
    <style:style style:name="P6" style:family="paragraph" style:parent-style-name="Standard">
      <style:text-properties fo:color="#000000" style:font-name="LMMono10" style:text-underline-style="none" fo:font-weight="normal" style:font-weight-asian="normal" style:font-weight-complex="normal"/>
    </style:style>
    <style:style style:name="P7" style:family="paragraph" style:parent-style-name="Standard">
      <style:text-properties fo:color="#2300dc" style:font-name="LMMono10" fo:font-weight="normal" style:font-weight-asian="normal" style:font-weight-complex="normal"/>
    </style:style>
    <style:style style:name="P8" style:family="paragraph" style:parent-style-name="Standard">
      <style:text-properties fo:color="#9966cc" style:font-name="LMMono10" fo:font-weight="bold" style:font-weight-asian="bold" style:font-weight-complex="bold"/>
    </style:style>
    <style:style style:name="P9" style:family="paragraph" style:parent-style-name="Standard" style:list-style-name="L1">
      <style:text-properties style:font-name="Bitstream Charter" fo:background-color="transparent"/>
    </style:style>
    <style:style style:name="P10" style:family="paragraph" style:parent-style-name="Standard" style:list-style-name="L2">
      <style:text-properties style:font-name="Bitstream Charter"/>
    </style:style>
    <style:style style:name="P11" style:family="paragraph" style:parent-style-name="Standard" style:list-style-name="L2">
      <style:text-properties fo:color="#000000" style:font-name="Bitstream Charter" fo:font-weight="normal" style:font-weight-asian="normal" style:font-weight-complex="normal"/>
    </style:style>
    <style:style style:name="P12" style:family="paragraph" style:parent-style-name="Standard" style:list-style-name="L2">
      <style:text-properties fo:color="#00ae00" style:font-name="LMMono10" fo:font-weight="bold" style:font-weight-asian="bold" style:font-weight-complex="bold"/>
    </style:style>
    <style:style style:name="P13" style:family="paragraph" style:parent-style-name="Standard">
      <style:text-properties style:font-name="LMMono10"/>
    </style:style>
    <style:style style:name="P14" style:family="paragraph" style:parent-style-name="Standard">
      <style:text-properties style:font-name="LMMono10" fo:font-weight="normal" style:font-weight-asian="normal" style:font-weight-complex="normal"/>
    </style:style>
    <style:style style:name="T1" style:family="text">
      <style:text-properties style:font-name="LMMono10"/>
    </style:style>
    <style:style style:name="T2" style:family="text">
      <style:text-properties fo:color="#00ae00" style:font-name="LMMono10" fo:font-weight="bold" style:font-weight-asian="bold" style:font-weight-complex="bold"/>
    </style:style>
    <style:style style:name="T3" style:family="text">
      <style:text-properties fo:color="#00ae00" fo:font-weight="bold" style:font-weight-asian="bold" style:font-weight-complex="bold"/>
    </style:style>
    <style:style style:name="T4" style:family="text">
      <style:text-properties fo:color="#9966cc"/>
    </style:style>
    <style:style style:name="T5" style:family="text">
      <style:text-properties fo:color="#9966cc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text-underline-style="none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pan text:style-name="T2">newPipeline_myDerep_1.06_readAssembler</text:span> <text:s/>→ NGS_pipline_main&lt;version&gt;.R</text:p>
      <text:p text:style-name="P2">! works only for illumina data</text:p>
      <text:p text:style-name="P2">contains main function:</text:p>
      <text:p text:style-name="P2">is the name of the 'config.file' different <text:s/>from the default name, it can be added as an argument to the call of the R script</text:p>
      <text:p text:style-name="P2"/>
      <text:p text:style-name="P2">content of the config.file:</text:p>
      <text:p text:style-name="P2"/>
      <text:p text:style-name="P1">ssupool_L001 # 1 filename <text:s/><text:span text:style-name="T9">Name of the data folder</text:span></text:p>
      <text:p text:style-name="P1">115 # 2 minlength <text:s/><text:span text:style-name="T9">singleEnd and pairedEnd</text:span></text:p>
      <text:p text:style-name="P1">15 # 3 basequality <text:span text:style-name="T9">only in singleEnd mode</text:span></text:p>
      <text:p text:style-name="P1">25 # 4 <text:s/>meanquality <text:span text:style-name="T9">only in singleEnd mode</text:span></text:p>
      <text:p text:style-name="P1">97 # 5 clustering <text:span text:style-name="T9">only in singleEnd mode</text:span></text:p>
      <text:p text:style-name="P1">SSURef_115_tax_silva # 6 BLASTdb <text:s/><text:span text:style-name="T9">Prefix of the database, for ncbi-&gt; nt</text:span></text:p>
      <text:p text:style-name="P1">illumina <text:s text:c="2"/># 7 NGStype <text:span text:style-name="T8">(meaningless, pipline only works with illumina)</text:span></text:p>
      <text:p text:style-name="P1">8 <text:s/># 8 cores</text:p>
      <text:p text:style-name="P1">FALSE <text:s text:c="2"/># 9 pairedEnd</text:p>
      <text:p text:style-name="P1">_R1# 10 name_extension <text:span text:style-name="T9">only for singleEnd</text:span></text:p>
      <text:p text:style-name="P1">119 # 11 max_length <text:span text:style-name="T9">singleEnd and pairedEnd</text:span></text:p>
      <text:p text:style-name="P1">TRUE # 12 Forward <text:s/><text:span text:style-name="T9">only in singleEnd mode</text:span></text:p>
      <text:p text:style-name="P1">FALSE # 13 negative_GIs <text:span text:style-name="T9">only in combination with ncbi db</text:span></text:p>
      <text:p text:style-name="P1">0.8 # 14 threshold(pairedEnd=TRUE) <text:span text:style-name="T9">only for pairedEnd</text:span></text:p>
      <text:p text:style-name="P1">10 # 15 minoverlap <text:span text:style-name="T9">only for pairedEnd</text:span></text:p>
      <text:p text:style-name="P1">5 # 16 minqual <text:span text:style-name="T9">only for pairedEnd</text:span></text:p>
      <text:p text:style-name="P1">TRUE # 17 chimera removal <text:span text:style-name="T9">singleEnd and pairedEnd</text:span></text:p>
      <text:p text:style-name="P1">0.28 # 18 minh(uchime_denovo) <text:span text:style-name="T9">singleEnd and pairedEnd</text:span></text:p>
      <text:p text:style-name="P1">3 # 19 mindiffs(uchime_denovo) <text:span text:style-name="T9">singleEnd and pairedEnd</text:span></text:p>
      <text:p text:style-name="P1">0.8 # 20 mindiv(uchime_denovo) <text:span text:style-name="T9">singleEnd and pairedEnd</text:span></text:p>
      <text:p text:style-name="P1">8.0 # 21 beta (uchime_denovo weightOfNoVote) <text:span text:style-name="T9">singleEnd and pairedEnd</text:span></text:p>
      <text:p text:style-name="P1">1.4 # 22 pseudo_count(uchime_denovo) <text:span text:style-name="T9">singleEnd and pairedEnd</text:span></text:p>
      <text:p text:style-name="P1">2 # 23 abskew(uchime_denovo) <text:s/><text:span text:style-name="T9">singleEnd and pairedEnd</text:span></text:p>
      <text:p text:style-name="P1">megablast # 24 blastn_task <text:span text:style-name="T9">singleEnd and pairedEnd</text:span></text:p>
      <text:p text:style-name="P1">TRUE # 25 with_demultiplexing <text:s/><text:span text:style-name="T9">singleEnd/ old dats</text:span></text:p>
      <text:p text:style-name="P1">no # 26 comment on negative GI list <text:s/><text:span text:style-name="T9">singleEnd and pairedEnd</text:span></text:p>
      <text:p text:style-name="P1">10 # 27 Blast_Evalue <text:span text:style-name="T9">singleEnd and pairedEnd</text:span></text:p>
      <text:p text:style-name="P1">silva # 28 dbtype 'silva' or 'ncbi' <text:span text:style-name="T9">singleEnd and pairedEnd</text:span></text:p>
      <text:p text:style-name="P1">FALSE # 29 Filtering <text:span text:style-name="T9">singleEnd and pairedEnd</text:span></text:p>
      <text:p text:style-name="P1">mixed # 30 filtering method'cutoff','ampduo','mixed' <text:span text:style-name="T9">Filtering= TRUE</text:span></text:p>
      <text:p text:style-name="P1">5 # 31 cutoff value <text:span text:style-name="T9">Filtering= TRUE</text:span></text:p>
      <text:p text:style-name="P1">fdr # 32 ampliconduo correction <text:span text:style-name="T9">Filtering= TRUE and ampduo</text:span></text:p>
      <text:p text:style-name="P1">svg # 33 saving format for ampliconduoplot <text:span text:style-name="T9">Filtering= TRUE and ampduo</text:span></text:p>
      <text:p text:style-name="P1">db # 34 db_folder <text:span text:style-name="T9">singleEnd and pairedEnd</text:span></text:p>
      <text:p text:style-name="P1">FALSE # 35 plotAmpDuo <text:span text:style-name="T9">Filtering= TRUE and ampduo</text:span></text:p>
      <text:p text:style-name="P1"><text:soft-page-break/>FALSE # 36 mid_removed <text:span text:style-name="T9">only for pairedEnd</text:span></text:p>
      <text:p text:style-name="P1">ncbi-blast-2.2.30+ # 37 blast-version <text:span text:style-name="T9">singleEnd and pairedEnd</text:span></text:p>
      <text:p text:style-name="P1">./bin/tax_ranks_ssu_115.csv # 38 tax-ranks <text:span text:style-name="T8">with silva db</text:span></text:p>
      <text:p text:style-name="P1">TRUE # 39 primer_offset instead of sequence (pandaseq = TRUE) <text:span text:style-name="T9">only for pairedEnd</text:span></text:p>
      <text:p text:style-name="P1">119 # 40 silva-db-release <text:span text:style-name="T8">with silva db</text:span></text:p>
      <text:p text:style-name="P14"><text:span text:style-name="T6">TRUE # 41 all primer, MID.. removed </text:span><text:span text:style-name="T8"># paired end</text:span></text:p>
      <text:p text:style-name="P14"><text:span text:style-name="T6">TRUE # prefilter (pandaseq) </text:span><text:span text:style-name="T8"># pandaseq = T, quality prefilter</text:span></text:p>
      <text:p text:style-name="P14"><text:span text:style-name="T6">25 # mq </text:span><text:span text:style-name="T8"># mean qual for filtering</text:span></text:p>
      <text:p text:style-name="P14"><text:span text:style-name="T6">TRUE # 44 Blast </text:span><text:span text:style-name="T8"># switch of blast</text:span></text:p>
      <text:p text:style-name="P1"/>
      <text:p text:style-name="P2">always one space between &lt;option&gt; and '#' </text:p>
      <text:p text:style-name="P2"/>
      <text:list xml:id="list3708471541" text:style-name="L1">
        <text:list-item>
          <text:p text:style-name="P9">different branches in the main function:</text:p>
          <text:p text:style-name="P9">with_demultiplexing ==FALSE → all files in the input folder are unziped</text:p>
        </text:list-item>
      </text:list>
      <text:p text:style-name="P3"/>
      <text:list xml:id="list885176507" text:style-name="L2">
        <text:list-item>
          <text:p text:style-name="P10">preparation for parallel computing, not tested for Windows</text:p>
          <text:p text:style-name="P10"/>
        </text:list-item>
        <text:list-item>
          <text:p text:style-name="P10">initializing global variables</text:p>
          <text:p text:style-name="P10"/>
        </text:list-item>
        <text:list-item>
          <text:p text:style-name="P10">initializing logging file</text:p>
          <text:p text:style-name="P10"/>
        </text:list-item>
        <text:list-item>
          <text:p text:style-name="P10">with_demultiplexing → source <text:span text:style-name="T3">/bin/</text:span><text:span text:style-name="T2">apply.DigDeeper.demultiplex.R</text:span></text:p>
          <text:p text:style-name="P10">calls function : data are trimmed, length-filtered, quality filtered, primer are removed and samples are demultiplexed</text:p>
          <text:p text:style-name="P10">! not working with pairedEnd = TRUE</text:p>
          <text:p text:style-name="P10"/>
        </text:list-item>
        <text:list-item>
          <text:p text:style-name="P10">pairedEnd == TRUE → source <text:span text:style-name="T2">/bin/readAssembler.R</text:span></text:p>
          <text:p text:style-name="P11">names must be &lt;abc&gt;_R1.fasta and &lt;abc&gt;_R2.fasta, the &lt;abc&gt; part must be the same for forward and reverse sample</text:p>
          <text:p text:style-name="P11">calls pandaseq to assemble and filter the data, removes primer</text:p>
          <text:p text:style-name="P11"/>
        </text:list-item>
        <text:list-item>
          <text:p text:style-name="P11">if <text:s/>'with_demultipexing' == FALSE and 'pairedEnd'==FALSE → source <text:span text:style-name="T2">/bin/apply.DigDeeper1.03.R</text:span></text:p>
          <text:p text:style-name="P11">calls function <text:s/>: data are trimmed, length-filtered, quality filtered, primer are removed</text:p>
          <text:p text:style-name="P11">when 'forward == FALSE, R2 can be processed</text:p>
          <text:p text:style-name="P11">iterates over all samples (already demultiplexed) and calls apply.DigDeeper function</text:p>
          <text:p text:style-name="P11"/>
        </text:list-item>
        <text:list-item>
          <text:p text:style-name="P11">Dereplication</text:p>
          <text:p text:style-name="P11">if pairedEnd == FALSE checks if short sequences exist → short sequences are sorted to longest sequence <text:s/>with the most reads, if you don't want this set the minlength accordingly</text:p>
          <text:p text:style-name="P11">short sequences that could not be matched are saved in &lt;abc&gt;_short_derep_nomatch_cluster.csv</text:p>
          <text:p text:style-name="P11"/>
        </text:list-item>
        <text:list-item>
          <text:p text:style-name="P11">order sequences according <text:s/>to descending abundance</text:p>
          <text:p text:style-name="P11"/>
        </text:list-item>
        <text:list-item>
          <text:p text:style-name="P11"><text:soft-page-break/>bring sequences to upper case</text:p>
          <text:p text:style-name="P11"/>
        </text:list-item>
        <text:list-item>
          <text:p text:style-name="P11">save file as &lt;abc&gt;.clustered100.fasta</text:p>
          <text:p text:style-name="P11"/>
        </text:list-item>
        <text:list-item>
          <text:p text:style-name="P11">if chimera == TRUE → Chimera removal using uchime in denovo mode</text:p>
          <text:p text:style-name="P11"/>
        </text:list-item>
        <text:list-item>
          <text:p text:style-name="P11">if similarity &lt; 100 → data are clustered using uclust in deterministic mode, not for pairedEnd reads</text:p>
          <text:p text:style-name="P11"/>
        </text:list-item>
        <text:list-item>
          <text:p text:style-name="P11">a table with all samples is generated: calls function make.table → source <text:span text:style-name="T2">/bin/Hasher.R</text:span></text:p>
          <text:p text:style-name="P12"/>
        </text:list-item>
        <text:list-item>
          <text:p text:style-name="P11">if filtering == {aduo, cuoff, mixed} → source <text:span text:style-name="T2">./bin/pipeline.filtering.R</text:span></text:p>
          <text:p text:style-name="P11">aduo: → AmpliconDuo filter , with plot ==TRUE creates plots</text:p>
          <text:p text:style-name="P11">cutoff: → filters according to cutoff spezified </text:p>
          <text:p text:style-name="P11">mixed: → looks if it can find A and B samples and applies to those the AmpliconDuo filter, the others are cutoff filtered, not plots are generated</text:p>
          <text:p text:style-name="P12"/>
        </text:list-item>
        <text:list-item>
          <text:p text:style-name="P11">if with_blast ==TRUE → source <text:span text:style-name="T2">./bin/make.blast_bugfix.R</text:span></text:p>
          <text:p text:style-name="P11">options: </text:p>
          <text:p text:style-name="P11">db.folder, inside the ncbi-blast folder</text:p>
          <text:p text:style-name="P11">db, prefix of the database</text:p>
          <text:p text:style-name="P11">db.type , Silva or NCBI</text:p>
          <text:p text:style-name="P11">negative_GI, TRUE/FALSE for db.type NCBI → if true looks in the db folder for a file &lt;name&gt;.txt</text:p>
          <text:p text:style-name="P11"><text:s/>task, e.g. megablast</text:p>
          <text:p text:style-name="P11">comment.on.negGI, some text commenting the GI list</text:p>
          <text:p text:style-name="P11">e.value, </text:p>
          <text:p text:style-name="P11">blast.version e.g. ncbi-blast-2.2.29+, located in wd/bin</text:p>
          <text:p text:style-name="P11">afte the blast, finalizes the table</text:p>
          <text:list>
            <text:list-item>
              <text:p text:style-name="P11">If db.type = ncbi → source <text:span text:style-name="T2">./bin/toTable_bugfix.R</text:span></text:p>
            </text:list-item>
            <text:list-item>
              <text:p text:style-name="P11">If db.type = silva → source <text:span text:style-name="T2">./bin/make.table.fromSilva.R </text:span></text:p>
            </text:list-item>
          </text:list>
        </text:list-item>
      </text:list>
      <text:p text:style-name="P4"/>
      <text:p text:style-name="P4"/>
      <text:p text:style-name="P7">newPipeline_myDerep_1.06_readAssembler</text:p>
      <text:p text:style-name="P7">config.conf</text:p>
      <text:p text:style-name="P7">data.csv</text:p>
      <text:p text:style-name="P7">/bin/apply.DigDeeper.demultiplex.R</text:p>
      <text:p text:style-name="P7">/bin/readAssembler.R</text:p>
      <text:p text:style-name="P7">/bin/apply.DigDeeper1.03.R</text:p>
      <text:p text:style-name="P7">/bin/Hasher.R</text:p>
      <text:p text:style-name="P7">/bin/pipeline.filtering.R</text:p>
      <text:p text:style-name="P7">/bin/make.blast_bugfix.R</text:p>
      <text:p text:style-name="P7">/bin/toTable_bugfix.R</text:p>
      <text:p text:style-name="P7">/bin/make.table.fromSilva.R </text:p>
      <text:p text:style-name="P7">/bin/usearch7</text:p>
      <text:p text:style-name="P7">/bin/ncbi-blast-x.x.x</text:p>
      <text:p text:style-name="P7"><text:soft-page-break/></text:p>
      <text:p text:style-name="P5">requires installation of pandaseq for paireEnd mode</text:p>
      <text:p text:style-name="P5"/>
      <text:p text:style-name="P5">How to make a db from silva fasta files</text:p>
      <text:p text:style-name="P5">download file from : http://www.arb-silva.de/no_cache/download/archive/current/Exports/</text:p>
      <text:p text:style-name="P7">./makeblastdb -in ssu-silva_ref.fasta -input_type fasta -dbtype nucl -parse_seqids -title "SSURef_115_tax_silva.fasta 25-Jun-2014" -out db.new/SSURef_115_tax_silva -logfile SSURef_115_tax_silva.log</text:p>
      <text:p text:style-name="P7"/>
      <text:p text:style-name="P7"><text:s/>./ncbi-blast-2.2.30+/bin/makeblastdb -in SILVA_119_SSURef_tax_silva.fasta -input_type fasta -dbtype nucl -parse_seqids -title "SILVA_119_SSURef_tax_silva.fasta 08-2014" -out db.new/SSURef_119_tax_silva -logfile SSURef_119_tax_silva.log </text:p>
      <text:p text:style-name="P5">get taxonomy table:</text:p>
      <text:p text:style-name="P7"><text:a xlink:type="simple" xlink:href="http://www.arb-silva.de/no_cache/download/archive/current/Exports/taxonomy/tax_slv_ssu_nr_119.txt"><text:span text:style-name="T6">http://www.arb-silva.de/no_cache/download/archive/current/Exports/taxonomy</text:span></text:a><text:a xlink:type="simple" xlink:href="http://www.arb-silva.de/no_cache/download/archive/current/Exports/taxonomy/tax_slv_ssu_nr_119.txt"><text:span text:style-name="T7">/tax_slv_ssu_nr_119.txt</text:span></text:a></text:p>
      <text:p text:style-name="P6"/>
      <text:p text:style-name="P5">get newest ncbi db</text:p>
      <text:p text:style-name="P5">in ncbi-blast-x.x.x/bin</text:p>
      <text:p text:style-name="P7">execute ./update_blastdb.pl nt</text:p>
      <text:p text:style-name="P5"/>
      <text:p text:style-name="P5">for the negative GI list </text:p>
      <text:p text:style-name="P4"><text:a xlink:type="simple" xlink:href="http://www.ncbi.nlm.nih.gov/"><text:span text:style-name="T1">http://www.ncbi.nlm.nih.gov/</text:span></text:a><text:span text:style-name="T1"> , select nucleotide</text:span></text:p>
      <text:p text:style-name="P5"/>
      <text:p text:style-name="P7">query: environmental samples[organism] OR metagenomes[orgn] OR txid32644[orgn]</text:p>
      <text:p text:style-name="P5"/>
      <text:p text:style-name="P5">and download the GI list, has to be in the same directory as the db and end with .txt, if negGI == TRUE looks for a file ending with .txt</text:p>
      <text:p text:style-name="P5"/>
      <text:p text:style-name="P5">download new taxdmp </text:p>
      <text:p text:style-name="P5">ftp://ftp.ncbi.nih.gov/pub/taxonomy/</text:p>
      <text:p text:style-name="P5"/>
      <text:p text:style-name="P5">csv-file with primer: „,“-seperated</text:p>
      <text:p text:style-name="P5"/>
      <text:p text:style-name="P5">Probe,<text:span text:style-name="T5">Probe_FWD</text:span>,forward_primer,adapter_forward,illumina_primer,<text:span text:style-name="T5">poly_N</text:span><text:span text:style-name="T4">,</text:span><text:span text:style-name="T5">MID</text:span>,<text:span text:style-name="T5">specific_forward_primer</text:span>,<text:span text:style-name="T5">poly_N_rev</text:span>,<text:span text:style-name="T5">specific_reverse_primer</text:span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Paiered End:</text:p>
      <text:p text:style-name="P1"/>
      <text:p text:style-name="P1">ssupool_L001 # 1 filename</text:p>
      <text:p text:style-name="P1">115 # 2 minlength</text:p>
      <text:p text:style-name="P1">15 # 3 basequality</text:p>
      <text:p text:style-name="P1">25 # 4 <text:s/>meanquality</text:p>
      <text:p text:style-name="P1">97 # 5 clustering</text:p>
      <text:p text:style-name="P1">SSURef_115_tax_silva # 6 BLASTdb</text:p>
      <text:p text:style-name="P1">illumina <text:s text:c="2"/># 7 NGStype</text:p>
      <text:p text:style-name="P1">8 <text:s/># 8 cores</text:p>
      <text:p text:style-name="P1">FALSE <text:s text:c="2"/># 9 pairedEnd</text:p>
      <text:p text:style-name="P1">_R1# 10 name_extension</text:p>
      <text:p text:style-name="P1">119 # 11 max_length</text:p>
      <text:p text:style-name="P1">TRUE # 12 Forward</text:p>
      <text:p text:style-name="P1">FALSE # 13 negative_GIs</text:p>
      <text:p text:style-name="P1">0.8 # 14 threshold(pairedEnd=TRUE)</text:p>
      <text:p text:style-name="P1">10 # 15 minoverlap</text:p>
      <text:p text:style-name="P1">5 # 16 minqual</text:p>
      <text:p text:style-name="P1">TRUE # 17 chimera removal</text:p>
      <text:p text:style-name="P1">0.28 # 18 minh(uchime_denovo)</text:p>
      <text:p text:style-name="P1">3 # 19 mindiffs(uchime_denovo)</text:p>
      <text:p text:style-name="P1">0.8 # 20 mindiv(uchime_denovo)</text:p>
      <text:p text:style-name="P1">8.0 # 21 beta(weightOfNoVote)</text:p>
      <text:p text:style-name="P1">1.4 # 22 pseudo_count</text:p>
      <text:p text:style-name="P1">2 # 23 abskew(uchime_denovo) </text:p>
      <text:p text:style-name="P1">megablast # 24 blastn_task</text:p>
      <text:p text:style-name="P1">TRUE # 25 with_demultiplexing</text:p>
      <text:p text:style-name="P1">no # 26 comment on negative GI list</text:p>
      <text:p text:style-name="P1">10 # 27 Blast_Evalue</text:p>
      <text:p text:style-name="P1">silva # 28 dbtype 'silva' or 'ncbi'</text:p>
      <text:p text:style-name="P1">FALSE # 29 Filtering</text:p>
      <text:p text:style-name="P1">mixed # 30 filtering method 'cutoff', 'ampduo', <text:s/>'mixed'</text:p>
      <text:p text:style-name="P1">5 # 31 cutoff value </text:p>
      <text:p text:style-name="P1">fdr # 32 ampliconduo correction</text:p>
      <text:p text:style-name="P1">svg # 33 saving format for ampliconduoplot</text:p>
      <text:p text:style-name="P1"><text:soft-page-break/>db # 34 db_folder</text:p>
      <text:p text:style-name="P1">FALSE # 35 plotAmpDuo</text:p>
      <text:p text:style-name="P1">FALSE # 36 mid_removed</text:p>
      <text:p text:style-name="P1">ncbi-blast-2.2.30+ # 37 blast-version</text:p>
      <text:p text:style-name="P1">./bin/tax_ranks_ssu_115.csv # 38 tax-ranks</text:p>
      <text:p text:style-name="P1">TRUE # 39 primer_offset instead of sequence(pandaseq = TRUE)</text:p>
      <text:p text:style-name="P5">119 # 40 silva-db-rele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MMono10" svg:font-family="LMMono10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ja Lange</meta:initial-creator>
    <meta:creation-date>2014-10-23T13:02:58</meta:creation-date>
    <dc:date>2016-04-06T17:06:22</dc:date>
    <dc:creator>Anja Lange</dc:creator>
    <meta:editing-duration>P1DT1H56M54S</meta:editing-duration>
    <meta:editing-cycles>22</meta:editing-cycles>
    <meta:generator>LibreOffice/3.5$Linux_X86_64 LibreOffice_project/350m1$Build-2</meta:generator>
    <meta:printed-by>Anja Lange</meta:printed-by>
    <meta:print-date>2014-10-30T12:39:47</meta:print-date>
    <meta:document-statistic meta:table-count="0" meta:image-count="0" meta:object-count="0" meta:page-count="6" meta:paragraph-count="163" meta:word-count="1111" meta:character-count="7651" meta:non-whitespace-character-count="6702"/>
  </office:meta>
</office:document-meta>
</file>